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2cm"/>
    </style:style>
    <style:style style:name="co2" style:family="table-column">
      <style:table-column-properties fo:break-before="auto" style:column-width="2.406cm"/>
    </style:style>
    <style:style style:name="co3" style:family="table-column">
      <style:table-column-properties fo:break-before="auto" style:column-width="2.1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144">
      <style:table-cell-properties fo:border="0.06pt solid #000000"/>
    </style:style>
    <style:style style:name="ce9" style:family="table-cell" style:parent-style-name="Default" style:data-style-name="N144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143">
      <style:table-cell-properties fo:border="0.06pt solid #000000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54" table:default-cell-style-name="Default"/>
        <table:table-column table:style-name="co4" table:number-columns-repeated="768" table:default-cell-style-name="Default"/>
        <table:table-row table:style-name="ro1">
          <table:table-cell table:style-name="ce1" office:value-type="string" calcext:value-type="string">
            <text:p>Código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Unidades</text:p>
          </table:table-cell>
          <table:table-cell table:style-name="ce1" office:value-type="string" calcext:value-type="string">
            <text:p>Bruto</text:p>
          </table:table-cell>
          <table:table-cell table:style-name="ce1" office:value-type="string" calcext:value-type="string">
            <text:p>Dto.Base</text:p>
          </table:table-cell>
          <table:table-cell table:style-name="ce1" office:value-type="string" calcext:value-type="string">
            <text:p>Neto</text:p>
          </table:table-cell>
          <table:table-cell table:style-name="ce1" office:value-type="string" calcext:value-type="string">
            <text:p>IVA</text:p>
          </table:table-cell>
          <table:table-cell table:style-name="ce1" office:value-type="string" calcext:value-type="string">
            <text:p>TOT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001</text:p>
          </table:table-cell>
          <table:table-cell table:style-name="ce2" office:value-type="string" calcext:value-type="string">
            <text:p>ASAS</text:p>
          </table:table-cell>
          <table:table-cell table:style-name="ce2" office:value-type="float" office:value="200" calcext:value-type="float">
            <text:p>200</text:p>
          </table:table-cell>
          <table:table-cell table:style-name="ce8" table:formula="of:=[.$C2]*[.$B12]" office:value-type="currency" office:currency="EUR" office:value="10000" calcext:value-type="currency">
            <text:p>10.000 €</text:p>
          </table:table-cell>
          <table:table-cell table:style-name="ce8" table:formula="of:=[.$D2]*[.$F$12]" office:value-type="currency" office:currency="EUR" office:value="200" calcext:value-type="currency">
            <text:p>200 €</text:p>
          </table:table-cell>
          <table:table-cell table:style-name="ce8" table:formula="of:=ORG.LIBREOFFICE.RAWSUBTRACT([.$D2];[.$E2])" office:value-type="currency" office:currency="EUR" office:value="9800" calcext:value-type="currency">
            <text:p>9.800 €</text:p>
          </table:table-cell>
          <table:table-cell table:style-name="ce8" table:formula="of:=[.$F2]*[.$F$13]" office:value-type="currency" office:currency="EUR" office:value="1568" calcext:value-type="currency">
            <text:p>1.568 €</text:p>
          </table:table-cell>
          <table:table-cell table:style-name="ce8" table:formula="of:=SUM([.$F2];[.$G2])" office:value-type="currency" office:currency="EUR" office:value="11368" calcext:value-type="currency">
            <text:p>11.368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002</text:p>
          </table:table-cell>
          <table:table-cell table:style-name="ce2" office:value-type="string" calcext:value-type="string">
            <text:p>REFUERZOS</text:p>
          </table:table-cell>
          <table:table-cell table:style-name="ce2" office:value-type="float" office:value="150" calcext:value-type="float">
            <text:p>150</text:p>
          </table:table-cell>
          <table:table-cell table:style-name="ce8" table:formula="of:=[.$C3]*[.$B13]" office:value-type="currency" office:currency="EUR" office:value="3000" calcext:value-type="currency">
            <text:p>3.000 €</text:p>
          </table:table-cell>
          <table:table-cell table:style-name="ce8" table:formula="of:=[.$D3]*[.$F$12]" office:value-type="currency" office:currency="EUR" office:value="60" calcext:value-type="currency">
            <text:p>60 €</text:p>
          </table:table-cell>
          <table:table-cell table:style-name="ce8" table:formula="of:=ORG.LIBREOFFICE.RAWSUBTRACT([.$D3];[.$E3])" office:value-type="currency" office:currency="EUR" office:value="2940" calcext:value-type="currency">
            <text:p>2.940 €</text:p>
          </table:table-cell>
          <table:table-cell table:style-name="ce8" table:formula="of:=[.$F3]*[.$F$13]" office:value-type="currency" office:currency="EUR" office:value="470.4" calcext:value-type="currency">
            <text:p>470 €</text:p>
          </table:table-cell>
          <table:table-cell table:style-name="ce8" table:formula="of:=SUM([.$F3];[.$G3])" office:value-type="currency" office:currency="EUR" office:value="3410.4" calcext:value-type="currency">
            <text:p>3.410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003</text:p>
          </table:table-cell>
          <table:table-cell table:style-name="ce2" office:value-type="string" calcext:value-type="string">
            <text:p>CORDONES</text:p>
          </table:table-cell>
          <table:table-cell table:style-name="ce2" office:value-type="float" office:value="500" calcext:value-type="float">
            <text:p>500</text:p>
          </table:table-cell>
          <table:table-cell table:style-name="ce8" table:formula="of:=[.$C4]*[.$B14]" office:value-type="currency" office:currency="EUR" office:value="5000" calcext:value-type="currency">
            <text:p>5.000 €</text:p>
          </table:table-cell>
          <table:table-cell table:style-name="ce8" table:formula="of:=[.$D4]*[.$F$12]" office:value-type="currency" office:currency="EUR" office:value="100" calcext:value-type="currency">
            <text:p>100 €</text:p>
          </table:table-cell>
          <table:table-cell table:style-name="ce8" table:formula="of:=ORG.LIBREOFFICE.RAWSUBTRACT([.$D4];[.$E4])" office:value-type="currency" office:currency="EUR" office:value="4900" calcext:value-type="currency">
            <text:p>4.900 €</text:p>
          </table:table-cell>
          <table:table-cell table:style-name="ce8" table:formula="of:=[.$F4]*[.$F$13]" office:value-type="currency" office:currency="EUR" office:value="784" calcext:value-type="currency">
            <text:p>784 €</text:p>
          </table:table-cell>
          <table:table-cell table:style-name="ce8" table:formula="of:=SUM([.$F4];[.$G4])" office:value-type="currency" office:currency="EUR" office:value="5684" calcext:value-type="currency">
            <text:p>5.684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004</text:p>
          </table:table-cell>
          <table:table-cell table:style-name="ce2" office:value-type="string" calcext:value-type="string">
            <text:p>BOLSAS</text:p>
          </table:table-cell>
          <table:table-cell table:style-name="ce2" office:value-type="float" office:value="800" calcext:value-type="float">
            <text:p>800</text:p>
          </table:table-cell>
          <table:table-cell table:style-name="ce8" table:formula="of:=[.$C5]*[.$B15]" office:value-type="currency" office:currency="EUR" office:value="64000" calcext:value-type="currency">
            <text:p>64.000 €</text:p>
          </table:table-cell>
          <table:table-cell table:style-name="ce8" table:formula="of:=[.$D5]*[.$F$12]" office:value-type="currency" office:currency="EUR" office:value="1280" calcext:value-type="currency">
            <text:p>1.280 €</text:p>
          </table:table-cell>
          <table:table-cell table:style-name="ce8" table:formula="of:=ORG.LIBREOFFICE.RAWSUBTRACT([.$D5];[.$E5])" office:value-type="currency" office:currency="EUR" office:value="62720" calcext:value-type="currency">
            <text:p>62.720 €</text:p>
          </table:table-cell>
          <table:table-cell table:style-name="ce8" table:formula="of:=[.$F5]*[.$F$13]" office:value-type="currency" office:currency="EUR" office:value="10035.2" calcext:value-type="currency">
            <text:p>10.035 €</text:p>
          </table:table-cell>
          <table:table-cell table:style-name="ce8" table:formula="of:=SUM([.$F5];[.$G5])" office:value-type="currency" office:currency="EUR" office:value="72755.2" calcext:value-type="currency">
            <text:p>72.755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005</text:p>
          </table:table-cell>
          <table:table-cell table:style-name="ce2" office:value-type="string" calcext:value-type="string">
            <text:p>TAPAS</text:p>
          </table:table-cell>
          <table:table-cell table:style-name="ce2" office:value-type="float" office:value="1900" calcext:value-type="float">
            <text:p>1900</text:p>
          </table:table-cell>
          <table:table-cell table:style-name="ce8" table:formula="of:=[.$C6]*[.$B16]" office:value-type="currency" office:currency="EUR" office:value="133000" calcext:value-type="currency">
            <text:p>133.000 €</text:p>
          </table:table-cell>
          <table:table-cell table:style-name="ce8" table:formula="of:=[.$D6]*[.$F$12]" office:value-type="currency" office:currency="EUR" office:value="2660" calcext:value-type="currency">
            <text:p>2.660 €</text:p>
          </table:table-cell>
          <table:table-cell table:style-name="ce8" table:formula="of:=ORG.LIBREOFFICE.RAWSUBTRACT([.$D6];[.$E6])" office:value-type="currency" office:currency="EUR" office:value="130340" calcext:value-type="currency">
            <text:p>130.340 €</text:p>
          </table:table-cell>
          <table:table-cell table:style-name="ce8" table:formula="of:=[.$F6]*[.$F$13]" office:value-type="currency" office:currency="EUR" office:value="20854.4" calcext:value-type="currency">
            <text:p>20.854 €</text:p>
          </table:table-cell>
          <table:table-cell table:style-name="ce8" table:formula="of:=SUM([.$F6];[.$G6])" office:value-type="currency" office:currency="EUR" office:value="151194.4" calcext:value-type="currency">
            <text:p>151.194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006</text:p>
          </table:table-cell>
          <table:table-cell table:style-name="ce2" office:value-type="string" calcext:value-type="string">
            <text:p>EMBALAJES</text:p>
          </table:table-cell>
          <table:table-cell table:style-name="ce2" office:value-type="float" office:value="200" calcext:value-type="float">
            <text:p>200</text:p>
          </table:table-cell>
          <table:table-cell table:style-name="ce8" table:formula="of:=[.$C7]*[.$B17]" office:value-type="currency" office:currency="EUR" office:value="10000" calcext:value-type="currency">
            <text:p>10.000 €</text:p>
          </table:table-cell>
          <table:table-cell table:style-name="ce8" table:formula="of:=[.$D7]*[.$F$12]" office:value-type="currency" office:currency="EUR" office:value="200" calcext:value-type="currency">
            <text:p>200 €</text:p>
          </table:table-cell>
          <table:table-cell table:style-name="ce8" table:formula="of:=ORG.LIBREOFFICE.RAWSUBTRACT([.$D7];[.$E7])" office:value-type="currency" office:currency="EUR" office:value="9800" calcext:value-type="currency">
            <text:p>9.800 €</text:p>
          </table:table-cell>
          <table:table-cell table:style-name="ce8" table:formula="of:=[.$F7]*[.$F$13]" office:value-type="currency" office:currency="EUR" office:value="1568" calcext:value-type="currency">
            <text:p>1.568 €</text:p>
          </table:table-cell>
          <table:table-cell table:style-name="ce8" table:formula="of:=SUM([.$F7];[.$G7])" office:value-type="currency" office:currency="EUR" office:value="11368" calcext:value-type="currency">
            <text:p>11.368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007</text:p>
          </table:table-cell>
          <table:table-cell table:style-name="ce2" office:value-type="string" calcext:value-type="string">
            <text:p>FONDOS</text:p>
          </table:table-cell>
          <table:table-cell table:style-name="ce2" office:value-type="float" office:value="150" calcext:value-type="float">
            <text:p>150</text:p>
          </table:table-cell>
          <table:table-cell table:style-name="ce8" table:formula="of:=[.$C8]*[.$B18]" office:value-type="currency" office:currency="EUR" office:value="6750" calcext:value-type="currency">
            <text:p>6.750 €</text:p>
          </table:table-cell>
          <table:table-cell table:style-name="ce8" table:formula="of:=[.$D8]*[.$F$12]" office:value-type="currency" office:currency="EUR" office:value="135" calcext:value-type="currency">
            <text:p>135 €</text:p>
          </table:table-cell>
          <table:table-cell table:style-name="ce8" table:formula="of:=ORG.LIBREOFFICE.RAWSUBTRACT([.$D8];[.$E8])" office:value-type="currency" office:currency="EUR" office:value="6615" calcext:value-type="currency">
            <text:p>6.615 €</text:p>
          </table:table-cell>
          <table:table-cell table:style-name="ce8" table:formula="of:=[.$F8]*[.$F$13]" office:value-type="currency" office:currency="EUR" office:value="1058.4" calcext:value-type="currency">
            <text:p>1.058 €</text:p>
          </table:table-cell>
          <table:table-cell table:style-name="ce8" table:formula="of:=SUM([.$F8];[.$G8])" office:value-type="currency" office:currency="EUR" office:value="7673.4" calcext:value-type="currency">
            <text:p>7.673 €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/>
          <table:table-cell table:style-name="ce3" table:formula="of:=SUM([.C$2];[.C$3];[.C$4];[.C$5];[.C$6];[.C$7];[.C$8])" office:value-type="float" office:value="3900" calcext:value-type="float">
            <text:p>3900</text:p>
          </table:table-cell>
          <table:table-cell table:style-name="ce9" table:formula="of:=SUM([.D$2];[.D$3];[.D$4];[.D$5];[.D$6];[.D$7];[.D$8])" office:value-type="currency" office:currency="EUR" office:value="231750" calcext:value-type="currency">
            <text:p>231.750 €</text:p>
          </table:table-cell>
          <table:table-cell table:style-name="ce9" table:formula="of:=SUM([.E$2];[.E$3];[.E$4];[.E$5];[.E$6];[.E$7];[.E$8])" office:value-type="currency" office:currency="EUR" office:value="4635" calcext:value-type="currency">
            <text:p>4.635 €</text:p>
          </table:table-cell>
          <table:table-cell table:style-name="ce9" table:formula="of:=SUM([.F$2];[.F$3];[.F$4];[.F$5];[.F$6];[.F$7];[.F$8])" office:value-type="currency" office:currency="EUR" office:value="227115" calcext:value-type="currency">
            <text:p>227.115 €</text:p>
          </table:table-cell>
          <table:table-cell table:style-name="ce9" table:formula="of:=SUM([.G$2];[.G$3];[.G$4];[.G$5];[.G$6];[.G$7];[.G$8])" office:value-type="currency" office:currency="EUR" office:value="36338.4" calcext:value-type="currency">
            <text:p>36.338 €</text:p>
          </table:table-cell>
          <table:table-cell table:style-name="ce9" table:formula="of:=SUM([.H$2];[.H$3];[.H$4];[.H$5];[.H$6];[.H$7];[.H$8])" office:value-type="currency" office:currency="EUR" office:value="263453.4" calcext:value-type="currency">
            <text:p>263.453 €</text:p>
          </table:table-cell>
          <table:table-cell table:style-name="ce5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RTICULOS</text:p>
          </table:table-cell>
          <table:table-cell table:style-name="ce1" office:value-type="string" calcext:value-type="string">
            <text:p>PRECI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SAS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2" office:value-type="string" calcext:value-type="string">
            <text:p>Dto.Base</text:p>
          </table:table-cell>
          <table:table-cell table:style-name="ce4" office:value-type="percentage" office:value="0.02" calcext:value-type="percentage">
            <text:p>2%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FUERZOS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/>
          <table:table-cell table:style-name="ce2" office:value-type="string" calcext:value-type="string">
            <text:p>IVA</text:p>
          </table:table-cell>
          <table:table-cell table:style-name="ce4" office:value-type="percentage" office:value="0.16" calcext:value-type="percentage">
            <text:p>16%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RDONES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OLSAS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PAS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MBALAJES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NDOS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es" fo:country="ES" style:font-name-asian="DejaVu Sans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xx" style:country-asian="none" style:font-name-complex="Tahoma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1" fo:font-family="Arial" fo:font-size="10pt" style:font-name-asian="DejaVu Sans" style:font-family-asian="'DejaVu Sans'" style:font-family-generic-asian="system" style:font-pitch-asian="variable" style:font-size-asian="10pt" style:font-name-complex="Arial1" style:font-family-complex="Arial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4P0" style:volatile="true">
      <number:number number:decimal-places="0" number:min-decimal-places="0" number:min-integer-digits="1" number:grouping="true"/>
      <number:text> pta</number:text>
    </number:number-style>
    <number:number-style style:name="N114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pta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pta</number:text>
    </number:number-style>
    <number:number-style style:name="N117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pta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number:min-decimal-places="0" number:min-integer-digits="1" number:grouping="true"/>
      <number:text>       </number:text>
    </number:number-style>
    <number:number-style style:name="N126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26P2" style:volatile="true">
      <number:text> -   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decimal-places="0" number:min-integer-digits="1" number:grouping="true"/>
      <number:text> pta </number:text>
    </number:number-style>
    <number:number-style style:name="N130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30P2" style:volatile="true">
      <number:text> - pta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decimal-places="2" number:min-integer-digits="1" number:grouping="true"/>
      <number:text>       </number:text>
    </number:number-style>
    <number:number-style style:name="N134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34P2" style:volatile="true">
      <number:text>-</number:text>
      <number:number number:decimal-places="0" number:min-decimal-places="0" number:min-integer-digits="0"/>
      <number:text>   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decimal-places="2" number:min-integer-digits="1" number:grouping="true"/>
      <number:text> pta </number:text>
    </number:number-style>
    <number:number-style style:name="N138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38P2" style:volatile="true">
      <number:text>-</number:text>
      <number:number number:decimal-places="0" number:min-decimal-places="0" number:min-integer-digits="0"/>
      <number:text> pta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3" number:min-exponent-digits="1" number:exponent-interval="3" number:forced-exponent-sign="true"/>
    </number:number-style>
    <number:percentage-style style:name="N143">
      <number:number number:decimal-places="0" number:min-decimal-places="0" number:min-integer-digits="1"/>
      <number:text>%</number:text>
    </number:percentage-style>
    <number:currency-style style:name="N144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44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44P0"/>
    </number:currency-style>
    <number:currency-style style:name="N14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5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5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/00/0000</text:date>, <text:time style:data-style-name="N2" text:time-value="16:07:08.84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meta:initial-creator>Ismael Fanlo</meta:initial-creator>
    <meta:creation-date>2005-03-05T09:26:45</meta:creation-date>
    <dc:date>2025-04-09T16:19:02.585000000</dc:date>
    <meta:print-date>2005-03-05T09:29:09</meta:print-date>
    <meta:editing-cycles>2</meta:editing-cycles>
    <meta:editing-duration>PT11M53S</meta:editing-duration>
    <meta:document-statistic meta:table-count="1" meta:cell-count="91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